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c518" officeooo:paragraph-rsid="0006c518"/>
    </style:style>
    <style:style style:name="P2" style:family="paragraph" style:parent-style-name="Standard">
      <style:text-properties officeooo:rsid="00076576" officeooo:paragraph-rsid="00076576"/>
    </style:style>
    <style:style style:name="P3" style:family="paragraph" style:parent-style-name="Standard">
      <style:text-properties officeooo:rsid="000855c3" officeooo:paragraph-rsid="000855c3"/>
    </style:style>
    <style:style style:name="P4" style:family="paragraph" style:parent-style-name="Standard">
      <style:text-properties officeooo:rsid="000a32c5" officeooo:paragraph-rsid="000a32c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ding ideas → not an externality</text:p>
      <text:p text:style-name="P1"/>
      <text:p text:style-name="P1">Face to face vs serendipitous – confounding both effects here (related because face to face is necessary condition for serendipitous encounters like this to actually occur)</text:p>
      <text:p text:style-name="P1"/>
      <text:p text:style-name="P1">Now you just learn that you should cite a patent, but no knowledge transfer</text:p>
      <text:p text:style-name="P1"/>
      <text:p text:style-name="P1">This is really about chance encounters, NOT face to face interaction, and NOT about spillovers! Still very interesting though.</text:p>
      <text:p text:style-name="P1"/>
      <text:p text:style-name="P1">Daytime vs nighttime meetings thing is really clever</text:p>
      <text:p text:style-name="P1"/>
      <text:p text:style-name="P2">TOTALLY did not understand the thing about adding a constant to log...I don’t see how you can ever show that that’s robust or legitimate…it’s equivalent to doing WLS with an arbitrary weight…</text:p>
      <text:p text:style-name="P2"/>
      <text:p text:style-name="P2"/>
      <text:p text:style-name="P3">I thought Pablo’s question wasn’t about time series...but about just ONLY classifying a meeting as “random” if it’s the first time two phones meet…</text:p>
      <text:p text:style-name="P3"/>
      <text:p text:style-name="P3"/>
      <text:p text:style-name="P3">The distinction between SPILLOVERS and CHANCE ENCOUNTERS BEING PART OF THE PRODUCTION FUNCTION is fascinating. Wow. Had never thought about this. But it’s similar to my thing. Spinouts are not spillovers, because they are internalized. </text:p>
      <text:p text:style-name="P1"/>
      <text:p text:style-name="P1"/>
      <text:p text:style-name="P3">This is all very relevant for tightening my introduction</text:p>
      <text:p text:style-name="P3"/>
      <text:p text:style-name="P3">Really want to talk to Ezra and Esteban about this paper and how it relates to mine…</text:p>
      <text:p text:style-name="P3"/>
      <text:p text:style-name="P4">Not spillovers → no policy implications for subsidizing people to go out and meet people</text:p>
      <text:p text:style-name="P4">But, it DOES mean that “amenities that allow for face to face meetings” are an important part of the production function</text:p>
      <text:p text:style-name="P4">Still, it doesn’t necessarily imply that it is a public good – this depends on the extent to which these firms can appropriate the returns from the meetings that occur there</text:p>
      <text:p text:style-name="P4">They can do this by charging a high price for people to eat there</text:p>
      <text:p text:style-name="P4">Maybe not if different types of people</text:p>
      <text:p text:style-name="P4"/>
      <text:p text:style-name="P4"/>
      <text:p text:style-name="P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7T16:30:37.202388687</meta:creation-date>
    <dc:date>2020-09-17T17:44:14.419150067</dc:date>
    <meta:editing-duration>PT23M6S</meta:editing-duration>
    <meta:editing-cycles>1</meta:editing-cycles>
    <meta:generator>LibreOffice/6.4.5.2$Linux_X86_64 LibreOffice_project/40$Build-2</meta:generator>
    <meta:document-statistic meta:table-count="0" meta:image-count="0" meta:object-count="0" meta:page-count="1" meta:paragraph-count="15" meta:word-count="276" meta:character-count="1657" meta:non-whitespace-character-count="1393"/>
  </office:meta>
</office:document-meta>
</file>